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NTA CRUZ VARGAS, JOSE CARLO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NTA CRUZ VARGAS, JOSE CARL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CHULLI GOMEZ, ALEX LYI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657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21:1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